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F000000087031CEBC3C2F7DEA8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svg:stroke-opacity="100%" draw:stroke-linejoin="miter" svg:stroke-linecap="butt" draw:fill="non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0.601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dash" draw:stroke-dash="DashDot" svg:stroke-width="0.026cm" svg:stroke-color="#000000" svg:stroke-opacity="100%" draw:stroke-linejoin="miter" svg:stroke-linecap="butt" draw:fill="none" fo:padding-top="0.138cm" fo:padding-bottom="0.138cm" fo:padding-left="0.263cm" fo:padding-right="0.263cm"/>
    </style:style>
    <style:style style:name="gr4" style:family="graphic" style:parent-style-name="Graphics">
      <style:graphic-properties draw:stroke="none" draw:fill="none" fo:clip="rect(0cm, 31.862cm, 1.698cm, 30.506cm)" style:mirror="none"/>
    </style:style>
    <style:style style:name="gr5" style:family="graphic" style:parent-style-name="standard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Graphics">
      <style:graphic-properties draw:stroke="none" draw:fill="none" fo:clip="rect(36.274cm, 10.37cm, -0.238cm, 85.384cm)" style:mirror="none"/>
    </style:style>
    <style:style style:name="gr8" style:family="graphic">
      <style:graphic-properties style:protect="size"/>
    </style:style>
    <style:style style:name="pr1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-25% 67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Titelfolie" presentation:presentation-page-layout-name="AL1T33">
        <draw:connector draw:name="Gerade Verbindung mit Pfeil 5" draw:style-name="gr1" draw:text-style-name="P1" draw:layer="layout" draw:type="line" svg:x1="17.445cm" svg:y1="17.754cm" svg:x2="22.137cm" svg:y2="15.496cm" svg:d="M17445 17754l4692-2258" svg:viewBox="0 0 4693 2259">
          <text:p/>
        </draw:connector>
        <draw:connector draw:name="Gerade Verbindung mit Pfeil 7" draw:style-name="gr1" draw:text-style-name="P1" draw:layer="layout" draw:type="line" svg:x1="17.445cm" svg:y1="17.754cm" svg:x2="11.571cm" svg:y2="14.79cm" svg:d="M17445 17754l-5874-2964" svg:viewBox="0 0 5875 2965">
          <text:p/>
        </draw:connector>
        <draw:connector draw:name="Gerade Verbindung mit Pfeil 10" draw:style-name="gr1" draw:text-style-name="P1" draw:layer="layout" draw:type="line" svg:x1="22.137cm" svg:y1="15.496cm" svg:x2="16.245cm" svg:y2="13.163cm" svg:d="M22137 15496l-5892-2333" svg:viewBox="0 0 5893 2334">
          <text:p/>
        </draw:connector>
        <draw:connector draw:name="Gerade Verbindung mit Pfeil 16" draw:style-name="gr1" draw:text-style-name="P1" draw:layer="layout" draw:type="line" svg:x1="11.562cm" svg:y1="14.79cm" svg:x2="16.254cm" svg:y2="13.163cm" svg:d="M11562 14790l4692-1627" svg:viewBox="0 0 4693 1628">
          <text:p/>
        </draw:connector>
        <draw:connector draw:name="Gerade Verbindung mit Pfeil 18" draw:style-name="gr1" draw:text-style-name="P1" draw:layer="layout" draw:type="line" svg:x1="11.562cm" svg:y1="14.79cm" svg:x2="11.388cm" svg:y2="3.154cm" svg:d="M11562 14790l-174-11636" svg:viewBox="0 0 175 11637">
          <text:p/>
        </draw:connector>
        <draw:connector draw:name="Gerade Verbindung mit Pfeil 22" draw:style-name="gr1" draw:text-style-name="P1" draw:layer="layout" draw:type="line" svg:x1="16.237cm" svg:y1="13.163cm" svg:x2="16.429cm" svg:y2="2.83cm" svg:d="M16237 13163l192-10333" svg:viewBox="0 0 193 10334">
          <text:p/>
        </draw:connector>
        <draw:connector draw:name="Gerade Verbindung mit Pfeil 24" draw:style-name="gr1" draw:text-style-name="P1" draw:layer="layout" draw:type="line" svg:x1="22.137cm" svg:y1="15.496cm" svg:x2="22.977cm" svg:y2="3.607cm" svg:d="M22137 15496l840-11889" svg:viewBox="0 0 841 11890">
          <text:p/>
        </draw:connector>
        <draw:connector draw:name="Gerade Verbindung mit Pfeil 27" draw:style-name="gr1" draw:text-style-name="P1" draw:layer="layout" draw:type="line" svg:x1="22.913cm" svg:y1="3.66cm" svg:x2="16.304cm" svg:y2="2.883cm" svg:d="M22913 3660l-6609-777" svg:viewBox="0 0 6610 778">
          <text:p/>
        </draw:connector>
        <draw:connector draw:name="Gerade Verbindung mit Pfeil 31" draw:style-name="gr1" draw:text-style-name="P1" draw:layer="layout" draw:type="line" svg:x1="11.379cm" svg:y1="3.154cm" svg:x2="16.429cm" svg:y2="2.83cm" svg:d="M11379 3154l5050-324" svg:viewBox="0 0 5051 325">
          <text:p/>
        </draw:connector>
        <draw:connector draw:name="Gerade Verbindung mit Pfeil 34" draw:style-name="gr1" draw:text-style-name="P1" draw:layer="layout" draw:type="line" svg:x1="17.502cm" svg:y1="16.847cm" svg:x2="17.445cm" svg:y2="17.754cm" svg:d="M17502 16847l-57 907" svg:viewBox="0 0 58 908">
          <text:p/>
        </draw:connector>
        <draw:frame draw:name="Textfeld 38" draw:style-name="gr2" draw:text-style-name="P3" draw:layer="layout" svg:width="1.191cm" svg:height="0.855cm" svg:x="13.234cm" svg:y="16.417cm">
          <draw:text-box>
            <text:p text:style-name="P2"><text:span text:style-name="T1">t</text:span></text:p>
          </draw:text-box>
        </draw:frame>
        <draw:connector draw:name="Gerade Verbindung mit Pfeil 39" draw:style-name="gr3" draw:text-style-name="P1" draw:layer="layout" draw:type="line" svg:x1="17.44cm" svg:y1="17.754cm" svg:x2="16.503cm" svg:y2="18.17cm" svg:d="M17440 17754l-937 416" svg:viewBox="0 0 938 417">
          <text:p/>
        </draw:connector>
        <draw:connector draw:name="Gerade Verbindung mit Pfeil 43" draw:style-name="gr3" draw:text-style-name="P1" draw:layer="layout" draw:type="line" svg:x1="11.571cm" svg:y1="14.79cm" svg:x2="10.634cm" svg:y2="15.207cm" svg:d="M11571 14790l-937 417" svg:viewBox="0 0 938 418">
          <text:p/>
        </draw:connector>
        <draw:connector draw:name="Gerade Verbindung mit Pfeil 44" draw:style-name="gr3" draw:text-style-name="P1" draw:layer="layout" draw:type="line" svg:x1="17.474cm" svg:y1="17.768cm" svg:x2="18.441cm" svg:y2="18.327cm" svg:d="M17474 17768l967 559" svg:viewBox="0 0 968 560">
          <text:p/>
        </draw:connector>
        <draw:connector draw:name="Gerade Verbindung mit Pfeil 47" draw:style-name="gr3" draw:text-style-name="P1" draw:layer="layout" draw:type="line" svg:x1="22.07cm" svg:y1="15.471cm" svg:x2="23.168cm" svg:y2="15.892cm" svg:d="M22070 15471l1098 421" svg:viewBox="0 0 1099 422">
          <text:p/>
        </draw:connector>
        <draw:connector draw:name="Gerade Verbindung mit Pfeil 49" draw:style-name="gr3" draw:text-style-name="P1" draw:layer="layout" draw:type="line" svg:x1="22.119cm" svg:y1="15.517cm" svg:x2="23.03cm" svg:y2="15.041cm" svg:d="M22119 15517l911-476" svg:viewBox="0 0 912 477">
          <text:p/>
        </draw:connector>
        <draw:frame draw:name="Textfeld 54" draw:style-name="gr2" draw:text-style-name="P3" draw:layer="layout" svg:width="3.914cm" svg:height="0.855cm" svg:x="19.77cm" svg:y="16.546cm">
          <draw:text-box>
            <text:p text:style-name="P2"><text:span text:style-name="T1">alpha</text:span></text:p>
          </draw:text-box>
        </draw:frame>
        <draw:frame draw:name="Textfeld 55" draw:style-name="gr2" draw:text-style-name="P3" draw:layer="layout" svg:width="4.897cm" svg:height="0.855cm" svg:x="22.777cm" svg:y="8.586cm">
          <draw:text-box>
            <text:p text:style-name="P2"><text:span text:style-name="T1">Result</text:span></text:p>
          </draw:text-box>
        </draw:frame>
        <draw:frame draw:name="Textfeld 56" draw:style-name="gr2" draw:text-style-name="P3" draw:layer="layout" svg:width="4.897cm" svg:height="0.855cm" svg:x="8.932cm" svg:y="9.567cm">
          <draw:text-box>
            <text:p text:style-name="P2"><text:span text:style-name="T1">Result</text:span></text:p>
          </draw:text-box>
        </draw:frame>
        <draw:frame draw:name="Textfeld 57" draw:style-name="gr2" draw:text-style-name="P3" draw:layer="layout" svg:width="1.948cm" svg:height="0.855cm" svg:x="9.441cm" svg:y="13.696cm">
          <draw:text-box>
            <text:p text:style-name="P2"><text:span text:style-name="T1">0.16</text:span></text:p>
          </draw:text-box>
        </draw:frame>
        <draw:connector draw:name="Gerade Verbindung mit Pfeil 59" draw:style-name="gr3" draw:text-style-name="P1" draw:layer="layout" draw:type="line" svg:x1="22.937cm" svg:y1="3.66cm" svg:x2="23.938cm" svg:y2="3.271cm" svg:d="M22937 3660l1001-389" svg:viewBox="0 0 1002 390">
          <text:p/>
        </draw:connector>
        <draw:connector draw:name="Gerade Verbindung mit Pfeil 61" draw:style-name="gr3" draw:text-style-name="P1" draw:layer="layout" draw:type="line" svg:x1="11.562cm" svg:y1="14.79cm" svg:x2="10.772cm" svg:y2="14.373cm" svg:d="M11562 14790l-790-417" svg:viewBox="0 0 791 418">
          <text:p/>
        </draw:connector>
        <draw:connector draw:name="Gerade Verbindung mit Pfeil 64" draw:style-name="gr3" draw:text-style-name="P1" draw:layer="layout" draw:type="line" svg:x1="11.379cm" svg:y1="3.154cm" svg:x2="10.588cm" svg:y2="2.737cm" svg:d="M11379 3154l-791-417" svg:viewBox="0 0 792 418">
          <text:p/>
        </draw:connector>
        <draw:frame draw:name="Textfeld 65" draw:style-name="gr2" draw:text-style-name="P3" draw:layer="layout" svg:width="1.948cm" svg:height="0.855cm" svg:x="22.828cm" svg:y="14.366cm">
          <draw:text-box>
            <text:p text:style-name="P2"><text:span text:style-name="T1">0.16</text:span></text:p>
          </draw:text-box>
        </draw:frame>
        <draw:frame draw:name="Textfeld 66" draw:style-name="gr2" draw:text-style-name="P3" draw:layer="layout" svg:width="1.948cm" svg:height="0.855cm" svg:x="22.955cm" svg:y="15.605cm">
          <draw:text-box>
            <text:p text:style-name="P2"><text:span text:style-name="T1">90°</text:span></text:p>
          </draw:text-box>
        </draw:frame>
        <draw:frame draw:name="Textfeld 67" draw:style-name="gr2" draw:text-style-name="P3" draw:layer="layout" svg:width="1.948cm" svg:height="0.855cm" svg:x="18.217cm" svg:y="17.98cm">
          <draw:text-box>
            <text:p text:style-name="P2"><text:span text:style-name="T1">30°</text:span></text:p>
          </draw:text-box>
        </draw:frame>
        <draw:frame draw:name="Textfeld 68" draw:style-name="gr2" draw:text-style-name="P3" draw:layer="layout" svg:width="1.948cm" svg:height="0.855cm" svg:x="23.863cm" svg:y="2.724cm">
          <draw:text-box>
            <text:p text:style-name="P2"><text:span text:style-name="T1">2.27</text:span></text:p>
          </draw:text-box>
        </draw:frame>
        <draw:frame draw:name="Textfeld 69" draw:style-name="gr2" draw:text-style-name="P3" draw:layer="layout" svg:width="1.948cm" svg:height="0.855cm" svg:x="9.289cm" svg:y="2.137cm">
          <draw:text-box>
            <text:p text:style-name="P2"><text:span text:style-name="T1">2.27</text:span></text:p>
          </draw:text-box>
        </draw:frame>
        <draw:frame draw:name="Textfeld 70" draw:style-name="gr2" draw:text-style-name="P3" draw:layer="layout" svg:width="1.948cm" svg:height="0.855cm" svg:x="9.89cm" svg:y="15.019cm">
          <draw:text-box>
            <text:p text:style-name="P2"><text:span text:style-name="T1">0.25</text:span></text:p>
          </draw:text-box>
        </draw:frame>
        <draw:frame draw:name="Textfeld 71" draw:style-name="gr2" draw:text-style-name="P3" draw:layer="layout" svg:width="1.948cm" svg:height="0.855cm" svg:x="15.262cm" svg:y="17.923cm">
          <draw:text-box>
            <text:p text:style-name="P2"><text:span text:style-name="T1">1.00</text:span></text:p>
          </draw:text-box>
        </draw:frame>
        <draw:frame draw:name="Grafik 2" draw:style-name="gr4" draw:text-style-name="P1" draw:layer="layout" svg:width="13.077cm" svg:height="18.484cm" svg:x="10.16cm" svg:y="0cm">
          <draw:image xlink:href="Pictures/1000000100000F000000087031CEBC3C2F7DEA8C.png" xlink:type="simple" xlink:show="embed" xlink:actuate="onLoad" draw:mime-type="image/png">
            <text:p/>
          </draw:image>
          <svg:desc>Ein Bild, das Screenshot enthält.

Automatisch generierte Beschreibung</svg:desc>
        </draw:frame>
        <draw:custom-shape draw:name="Rechteck 74" draw:style-name="gr5" draw:text-style-name="P4" draw:layer="layout" svg:width="2.897cm" svg:height="5.108cm" svg:x="18.636cm" svg:y="2.041cm">
          <text:p/>
          <draw:enhanced-geometry svg:viewBox="0 0 21600 21600" draw:type="non-primitive" draw:enhanced-path="M 0 0 L 21600 0 21600 21600 0 21600 Z N"/>
        </draw:custom-shape>
        <draw:g draw:name="Gruppieren 81" draw:style-name="gr6">
          <draw:frame draw:name="Grafik 73" draw:style-name="gr7" draw:text-style-name="P1" draw:layer="layout" svg:width="1.414cm" svg:height="5.108cm" draw:transform="rotate (-3.14159265358979) translate (19.919cm 7.062cm)">
            <draw:image xlink:href="Pictures/1000000100000F000000087031CEBC3C2F7DEA8C.png" xlink:type="simple" xlink:show="embed" xlink:actuate="onLoad" draw:mime-type="image/png">
              <text:p/>
            </draw:image>
            <svg:desc>Ein Bild, das Screenshot enthält.

Automatisch generierte Beschreibung</svg:desc>
          </draw:frame>
          <draw:g draw:name="Gruppieren 80">
            <draw:frame draw:name="Textfeld 75" draw:style-name="gr2" draw:text-style-name="P3" draw:layer="layout" svg:width="2.897cm" svg:height="0.855cm" svg:x="19.272cm" svg:y="5.984cm">
              <draw:text-box>
                <text:p text:style-name="P2"><text:span text:style-name="T1">1 / <text:s/>5</text:span></text:p>
              </draw:text-box>
            </draw:frame>
            <draw:frame draw:name="Textfeld 76" draw:style-name="gr2" draw:text-style-name="P3" draw:layer="layout" svg:width="3.467cm" svg:height="0.855cm" svg:x="19.272cm" svg:y="4.776cm">
              <draw:text-box>
                <text:p text:style-name="P2"><text:span text:style-name="T1">1 / 7.5</text:span></text:p>
              </draw:text-box>
            </draw:frame>
            <draw:frame draw:name="Textfeld 77" draw:style-name="gr2" draw:text-style-name="P3" draw:layer="layout" svg:width="3.651cm" svg:height="0.855cm" svg:x="19.272cm" svg:y="3.573cm">
              <draw:text-box>
                <text:p text:style-name="P2"><text:span text:style-name="T1">1 / 10</text:span></text:p>
              </draw:text-box>
            </draw:frame>
            <draw:frame draw:name="Textfeld 78" draw:style-name="gr2" draw:text-style-name="P3" draw:layer="layout" svg:width="2.306cm" svg:height="0.855cm" svg:x="19.272cm" svg:y="2.409cm">
              <draw:text-box>
                <text:p text:style-name="P2"><text:span text:style-name="T1">1 / 30</text:span></text:p>
              </draw:text-box>
            </draw:frame>
          </draw:g>
        </draw:g>
        <draw:custom-shape draw:name="Rechteck 82" draw:style-name="gr5" draw:text-style-name="P4" draw:layer="layout" svg:width="2.897cm" svg:height="0.999cm" svg:x="18.636cm" svg:y="1.058cm">
          <text:p/>
          <draw:enhanced-geometry svg:viewBox="0 0 21600 21600" draw:type="non-primitive" draw:enhanced-path="M 0 0 L 21600 0 21600 21600 0 21600 Z N"/>
        </draw:custom-shape>
        <draw:frame draw:name="Textfeld 83" draw:style-name="gr2" draw:text-style-name="P3" draw:layer="layout" svg:width="2.257cm" svg:height="0.937cm" svg:x="19.037cm" svg:y="1.099cm">
          <draw:text-box>
            <text:p text:style-name="P2"><text:span text:style-name="T1">R</text:span><text:span text:style-name="T2">1</text:span><text:span text:style-name="T1"> / R</text:span><text:span text:style-name="T2">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Dot" draw:style="rect" draw:dots1="1" draw:dots1-length="0.079cm" draw:dots2="1" draw:dots2-length="0.026cm" draw:distance="0.079cm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false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itle" draw:layer="backgroundobjects" svg:width="19.798cm" svg:height="11.136cm" svg:x="0.6cm" svg:y="2.257cm" presentation:class="page"/>
        <draw:frame presentation:style-name="Master1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Mastertitelformat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Master-Untertitelformat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Mastertitelformat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Mastertext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Mastertitelformat 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Mastertitelformat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2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Mastertitelformat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Mastertitelformat bearbeiten</text:span></text:p>
        </draw:text-box>
      </draw:frame>
      <draw:frame draw:name="Vertikaler Textplatzhalt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Mastertitelformat bearbeiten</text:span></text:p>
        </draw:text-box>
      </draw:frame>
      <draw:frame draw:name="Vertikaler Textplatzhalt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Mastertext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4-10-28">28.10.2024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dc:title/>
    <meta:initial-creator>Schön, Malte</meta:initial-creator>
    <meta:creation-date>2024-10-07T10:39:09Z</meta:creation-date>
    <dc:date>2024-10-28T07:13:25.184000000</dc:date>
    <meta:editing-cycles>5</meta:editing-cycles>
    <meta:editing-duration>PT12S</meta:editing-duration>
    <meta:document-statistic meta:object-count="189"/>
  </office:meta>
</office:document-meta>
</file>